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fbcb" officeooo:paragraph-rsid="0014fb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leetcode.com/problems/find-all-numbers-disappeared-in-an-array/" text:style-name="Internet_20_link" text:visited-style-name="Visited_20_Internet_20_Link">https://leetcode.com/problems/find-all-numbers-disappeared-in-an-array/</text:a></text:p>
      <text:p text:style-name="P1"/>
      <text:p text:style-name="P1">public class Solution {</text:p>
      <text:p text:style-name="P1"><text:s text:c="4"/>public List&lt;Integer&gt; findDisappearedNumbers(int[] nums) </text:p>
      <text:p text:style-name="P1"><text:s text:c="4"/>{</text:p>
      <text:p text:style-name="P1"><text:s text:c="8"/>// n = arr size = 8 :; perfect list = [1,2,3,4,5,6,7,8] .. need to account for proper indexing, of values too! </text:p>
      <text:p text:style-name="P1"><text:s text:c="8"/>// also ... u will never get something like [10,9] .. thsi does not meet ze constraint ! </text:p>
      <text:p text:style-name="P1"><text:s text:c="8"/>LinkedList&lt;Integer&gt; res = new LinkedList&lt;Integer&gt;();</text:p>
      <text:p text:style-name="P1"><text:s text:c="9"/>// don't sort ... but flag, via -1. if u already encountered it ... uh, janne de</text:p>
      <text:p text:style-name="P1"><text:s text:c="9"/>for(int i = 0; i &lt; nums.length; i++)</text:p>
      <text:p text:style-name="P1"><text:s text:c="9"/>{</text:p>
      <text:p text:style-name="P1"><text:s text:c="13"/>int index = Math.abs(nums[i]) - 1;</text:p>
      <text:p text:style-name="P1"><text:s text:c="13"/>if(nums[index] &lt; 0)</text:p>
      <text:p text:style-name="P1"><text:s text:c="13"/>{</text:p>
      <text:p text:style-name="P1"><text:s text:c="17"/>continue;</text:p>
      <text:p text:style-name="P1"><text:s text:c="13"/>}</text:p>
      <text:p text:style-name="P1"><text:s text:c="13"/>else</text:p>
      <text:p text:style-name="P1"><text:s text:c="13"/>{</text:p>
      <text:p text:style-name="P1"><text:s text:c="17"/>nums[index] *= -1; </text:p>
      <text:p text:style-name="P1"><text:s text:c="13"/>}</text:p>
      <text:p text:style-name="P1"><text:s text:c="9"/>}</text:p>
      <text:p text:style-name="P1"><text:s text:c="9"/></text:p>
      <text:p text:style-name="P1"><text:s text:c="9"/></text:p>
      <text:p text:style-name="P1"><text:s text:c="9"/>// anotehr pass .. if not neg ... add ze index</text:p>
      <text:p text:style-name="P1"><text:s text:c="9"/>for(int i = 0; i &lt; nums.length; i++)</text:p>
      <text:p text:style-name="P1"><text:s text:c="9"/>{</text:p>
      <text:p text:style-name="P1"><text:s text:c="12"/>int val = nums[i];</text:p>
      <text:p text:style-name="P1"><text:s text:c="12"/>if(val &gt; 0)</text:p>
      <text:p text:style-name="P1"><text:s text:c="12"/>{</text:p>
      <text:p text:style-name="P1"><text:s text:c="16"/>res.add(i+1); </text:p>
      <text:p text:style-name="P1"><text:s text:c="12"/>}</text:p>
      <text:p text:style-name="P1"><text:s text:c="9"/>}</text:p>
      <text:p text:style-name="P1"><text:s text:c="9"/></text:p>
      <text:p text:style-name="P1"><text:s text:c="9"/></text:p>
      <text:p text:style-name="P1"><text:s text:c="8"/>return res; </text:p>
      <text:p text:style-name="P1"><text:s text:c="4"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3T20:08:26.421223893</meta:creation-date>
    <dc:date>2017-01-23T20:08:46.724722734</dc:date>
    <meta:editing-duration>PT20S</meta:editing-duration>
    <meta:editing-cycles>1</meta:editing-cycles>
    <meta:document-statistic meta:table-count="0" meta:image-count="0" meta:object-count="0" meta:page-count="1" meta:paragraph-count="36" meta:word-count="135" meta:character-count="1094" meta:non-whitespace-character-count="644"/>
    <meta:generator>LibreOffice/5.1.4.2$Linux_X86_64 LibreOffice_project/10m0$Build-2</meta:generator>
  </office:meta>
</office:document-meta>
</file>